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df12b" officeooo:paragraph-rsid="000df12b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 fo:font-size="14pt" officeooo:paragraph-rsid="000df12b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style:line-height-at-least="0.54cm"/>
      <style:text-properties style:font-name="Times New Roman" fo:font-size="14pt" fo:font-weight="bold" officeooo:paragraph-rsid="000df12b" style:font-name-asian="Times New Roman1" style:font-size-asian="14pt" style:language-asian="uk" style:country-asian="UA" style:font-weight-asian="bold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/>
      <style:text-properties style:font-name="Times New Roman" fo:font-size="14pt" fo:font-weight="bold" officeooo:paragraph-rsid="000df12b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style:line-height-at-least="0.54cm"/>
      <style:text-properties style:font-name="Times New Roman" fo:font-size="14pt" fo:language="uk" fo:country="UA" fo:font-style="italic" fo:font-weight="bold" officeooo:rsid="000df12b" officeooo:paragraph-rsid="000df12b" fo:background-color="#ffffff" style:font-name-asian="Times New Roman1" style:font-size-asian="14pt" style:language-asian="uk" style:country-asian="UA" style:font-style-asian="italic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14pt" fo:language="uk" fo:country="UA" officeooo:rsid="000df12b" officeooo:paragraph-rsid="000df12b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14pt" fo:font-style="italic" fo:font-weight="bold" officeooo:paragraph-rsid="000df12b" style:font-size-asian="14pt" style:font-style-asian="italic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font-name="Times New Roman" fo:font-size="14pt" fo:font-style="italic" style:text-underline-style="solid" style:text-underline-width="auto" style:text-underline-color="font-color" fo:font-weight="bold" officeooo:paragraph-rsid="000df12b" style:font-size-asian="14pt" style:font-style-asian="italic" style:font-weight-asian="bold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0df12b"/>
    </style:style>
    <style:style style:name="P10" style:family="paragraph" style:parent-style-name="Standard">
      <style:paragraph-properties fo:margin-top="0cm" fo:margin-bottom="0cm" loext:contextual-spacing="false" style:line-height-at-least="0.54cm"/>
      <style:text-properties style:font-name="Times New Roman" fo:font-size="14pt" fo:language="uk" fo:country="UA" fo:font-style="italic" fo:font-weight="bold" officeooo:rsid="000df12b" officeooo:paragraph-rsid="000df12b" fo:background-color="#ffffff" style:font-name-asian="Times New Roman1" style:font-size-asian="14pt" style:language-asian="uk" style:country-asian="UA" style:font-style-asian="italic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style:line-height-at-least="0.54cm"/>
      <style:text-properties style:font-name="Times New Roman" fo:font-size="14pt" fo:language="uk" fo:country="UA" fo:font-style="italic" fo:font-weight="bold" officeooo:rsid="000df12b" officeooo:paragraph-rsid="00110f32" fo:background-color="#ffffff" style:font-name-asian="Times New Roman1" style:font-size-asian="14pt" style:language-asian="uk" style:country-asian="UA" style:font-style-asian="italic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/>
      <style:text-properties style:font-name="Times New Roman" fo:font-size="14pt" fo:language="uk" fo:country="UA" fo:font-style="italic" fo:font-weight="bold" officeooo:rsid="000df12b" officeooo:paragraph-rsid="00110f32" style:font-size-asian="14pt" style:font-style-asian="italic" style:font-weight-asian="bold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5%"/>
      <style:text-properties style:font-name="Times New Roman" fo:font-size="14pt" fo:language="uk" fo:country="UA" fo:font-style="italic" fo:font-weight="bold" officeooo:rsid="000df12b" officeooo:paragraph-rsid="0011d10a" style:font-size-asian="14pt" style:font-style-asian="italic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/>
      <style:text-properties style:font-name="Times New Roman" fo:font-size="14pt" fo:language="uk" fo:country="UA" fo:font-style="italic" fo:font-weight="bold" officeooo:rsid="00110f32" officeooo:paragraph-rsid="00110f32" style:font-size-asian="14pt" style:font-style-asian="italic" style:font-weight-asian="bold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/>
      <style:text-properties style:font-name="Times New Roman" fo:font-size="14pt" fo:language="uk" fo:country="UA" fo:font-style="italic" fo:font-weight="bold" officeooo:rsid="0011d10a" officeooo:paragraph-rsid="0011d10a" style:font-size-asian="14pt" style:font-style-asian="italic" style:font-weight-asian="bold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style:line-height-at-least="0.54cm"/>
      <style:text-properties style:font-name="Times New Roman" fo:font-size="14pt" fo:language="uk" fo:country="UA" fo:font-style="italic" fo:font-weight="normal" officeooo:rsid="000df12b" officeooo:paragraph-rsid="00110f32" fo:background-color="#ffffff" style:font-name-asian="Times New Roman1" style:font-size-asian="14pt" style:language-asian="uk" style:country-asian="UA" style:font-style-asian="italic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style:line-height-at-least="0.54cm"/>
      <style:text-properties style:font-name="Times New Roman" fo:font-size="14pt" fo:language="uk" fo:country="UA" fo:font-style="italic" fo:font-weight="normal" officeooo:rsid="000df12b" officeooo:paragraph-rsid="000df12b" fo:background-color="#ffffff" style:font-name-asian="Times New Roman1" style:font-size-asian="14pt" style:language-asian="uk" style:country-asian="UA" style:font-style-asian="italic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/>
      <style:text-properties style:font-name="Times New Roman" fo:font-size="14pt" fo:language="uk" fo:country="UA" fo:font-style="italic" fo:font-weight="normal" officeooo:rsid="0011d10a" officeooo:paragraph-rsid="0011d10a" style:font-size-asian="14pt" style:font-style-asian="italic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/>
      <style:text-properties style:font-name="Times New Roman" fo:font-size="14pt" fo:language="uk" fo:country="UA" fo:font-style="italic" fo:font-weight="normal" officeooo:rsid="00110f32" officeooo:paragraph-rsid="00110f32" style:font-size-asian="14pt" style:font-style-asian="italic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10f32" style:font-name-asian="Times New Roman1" style:font-size-asian="14pt" style:language-asian="uk" style:country-asian="UA" style:font-name-complex="Times New Roman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style="italic" fo:font-weight="bold" officeooo:paragraph-rsid="00110f32" style:font-name-asian="Times New Roman1" style:font-size-asian="14pt" style:language-asian="uk" style:country-asian="UA" style:font-style-asian="italic" style:font-weight-asian="bold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/>
      <style:text-properties style:font-name="Times New Roman" fo:font-size="14pt" officeooo:paragraph-rsid="00110f32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 style:line-height-at-least="0.54cm">
        <style:tab-stops>
          <style:tab-stop style:position="5.821cm"/>
        </style:tab-stops>
      </style:paragraph-properties>
      <style:text-properties officeooo:paragraph-rsid="00110f32"/>
    </style:style>
    <style:style style:name="P24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Times New Roman" fo:font-size="14pt" officeooo:paragraph-rsid="000df12b" style:font-size-asian="14pt" style:font-name-complex="Times New Roman1" style:font-size-complex="14pt"/>
    </style:style>
    <style:style style:name="P25" style:family="paragraph" style:parent-style-name="Standard">
      <style:text-properties fo:language="uk" fo:country="UA" officeooo:rsid="000df12b" officeooo:paragraph-rsid="000df12b"/>
    </style:style>
    <style:style style:name="P26" style:family="paragraph" style:parent-style-name="Standard">
      <style:text-properties fo:font-size="14pt" fo:language="uk" fo:country="UA" officeooo:rsid="00110f32" officeooo:paragraph-rsid="00110f32" style:font-size-asian="14pt" style:font-size-complex="14pt"/>
    </style:style>
    <style:style style:name="P27" style:family="paragraph" style:parent-style-name="Standard">
      <style:text-properties fo:font-size="14pt" fo:language="uk" fo:country="UA" officeooo:rsid="000df12b" officeooo:paragraph-rsid="000df12b" style:font-size-asian="14pt" style:font-size-complex="14pt"/>
    </style:style>
    <style:style style:name="P28" style:family="paragraph" style:parent-style-name="Standard">
      <style:text-properties fo:font-size="14pt" fo:language="uk" fo:country="UA" fo:font-weight="bold" officeooo:rsid="00110f32" officeooo:paragraph-rsid="00110f32" style:font-size-asian="14pt" style:font-weight-asian="bold" style:font-size-complex="14pt" style:font-weight-complex="bold"/>
    </style:style>
    <style:style style:name="P29" style:family="paragraph">
      <style:paragraph-properties fo:text-align="center"/>
    </style:style>
    <style:style style:name="P30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fo:font-weight="bold" fo:background-color="#ffffff" loext:char-shading-value="0" style:font-name-asian="Times New Roman1" style:font-size-asian="14pt" style:language-asian="uk" style:country-asian="UA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fo:font-weight="bold" style:font-size-asian="14pt" style:language-asian="uk" style:country-asian="UA" style:font-style-asian="italic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/>
    </style:style>
    <style:style style:name="T6" style:family="text">
      <style:text-properties fo:color="#ff0000"/>
    </style:style>
    <style:style style:name="T7" style:family="text">
      <style:text-properties fo:color="#ff0000" style:font-name-asian="Times New Roman1" style:language-asian="ru" style:country-asian="RU" style:font-weight-complex="bold"/>
    </style:style>
    <style:style style:name="T8" style:family="text">
      <style:text-properties fo:color="#ff0000" fo:language="en" fo:country="US" style:font-name-asian="Times New Roman1" style:language-asian="ru" style:country-asian="RU" style:font-weight-complex="bold"/>
    </style:style>
    <style:style style:name="T9" style:family="text">
      <style:text-properties officeooo:rsid="00110f3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1d10a"/>
    </style:style>
    <style:style style:name="T12" style:family="text">
      <style:text-properties fo:font-weight="normal" style:font-weight-asian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0.074cm" fo:min-width="0.9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vertical-align="middle" draw:auto-grow-height="false" fo:min-height="1.087cm" fo:min-width="0.0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863cm" fo:min-width="6.2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.10.21 2-Б клас Математика Заярнюк С. А. Прямокутник</text:p>
      <text:p text:style-name="P1"/>
      <text:p text:style-name="P1"/>
      <text:p text:style-name="P1">Хід уроку</text:p>
      <text:p text:style-name="P1"/>
      <text:p text:style-name="P1"><text:s/><text:span text:style-name="T2">1.Усний рахунок .</text:span></text:p>
      <text:p text:style-name="P3">25+20</text:p>
      <text:p text:style-name="P3">66-24</text:p>
      <text:p text:style-name="P3">40+37</text:p>
      <text:p text:style-name="P3">85-32</text:p>
      <text:p text:style-name="P3">46+24</text:p>
      <text:p text:style-name="P5">13+73</text:p>
      <text:p text:style-name="P5"/>
      <text:p text:style-name="P23"><text:a xlink:type="simple" xlink:href="http:// www.youtube.com › watch&#10;" text:style-name="Standard" text:visited-style-name="Standard"><text:span text:style-name="T4">2.Каліграфічна хвилинка<text:tab/></text:span></text:a></text:p>
      <text:p text:style-name="P20">Знайди логічну послідовність і запиши числа.</text:p>
      <text:p text:style-name="P20">6,10,14,18, …</text:p>
      <text:p text:style-name="P21">3.Математичний диктант </text:p>
      <text:p text:style-name="P22">Знайди суму чисел 23 і 42.</text:p>
      <text:p text:style-name="P22">Знайди різницю чисел 57 і 12.</text:p>
      <text:p text:style-name="P16">На скільки 70 більше 30.</text:p>
      <text:p text:style-name="P17"/>
      <text:p text:style-name="P11"><text:span text:style-name="T9">4. </text:span>Вивчення нового матеріалу</text:p>
      <text:p text:style-name="P5"/>
      <text:p text:style-name="P1"/>
      <text:p text:style-name="P6">Сьогодні ми будемо вивчати особливий <text:s/>вид чотирикутників – прямокутники.</text:p>
      <text:p text:style-name="P1"/>
      <text:p text:style-name="P12">Перегляд презентації </text:p>
      <text:p text:style-name="P1"/>
      <text:p text:style-name="P1"/>
      <text:p text:style-name="P1"><text:a xlink:type="simple" xlink:href="https://www.youtube.com/watch?v=TKkPI6AtYEE" text:style-name="Internet_20_link" text:visited-style-name="Visited_20_Internet_20_Link">https://www.youtube.com/watch?v=TKkPI6AtYEE</text:a></text:p>
      <text:p text:style-name="P28">5. Робота з підручником стр.35.</text:p>
      <text:p text:style-name="P26">Чотирикутник у якого всі кути прямі, - <text:span text:style-name="T10">прямокутник.</text:span></text:p>
      <text:p text:style-name="P27"><draw:custom-shape text:anchor-type="paragraph" draw:z-index="0" draw:name="Фигура1" draw:style-name="gr4" svg:width="6.203cm" svg:height="1.863cm" svg:x="-0.199cm" svg:y="0.286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2"><text:span text:style-name="T9">6. </text:span>Фізхвилинка</text:p>
      <text:p text:style-name="P12"><text:a xlink:type="simple" xlink:href="https://www.youtube.com/watch?v=Jl-L-zHQP2A" text:style-name="Internet_20_link" text:visited-style-name="Visited_20_Internet_20_Link">https://www.youtube.com/watch?v=Jl-L-zHQP2A</text:a></text:p>
      <text:p text:style-name="P14"/>
      <text:p text:style-name="P15">7. Знайдіть периметр прямокутника. Завдання 2.</text:p>
      <text:p text:style-name="P15">8.Виконайте ЗАВДАННЯ на порівняння 3.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text:span text:style-name="T11">9</text:span>. Розвяжіть задачу 4 стр. 36</text:p>
      <text:p text:style-name="P14"><draw:custom-shape text:anchor-type="paragraph" draw:z-index="1" draw:name="Фигура2" draw:style-name="gr3" draw:text-style-name="P30" svg:width="0.255cm" svg:height="1.144cm" svg:x="6.341cm" svg:y="0.4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Запишемо кортку умову:</text:p>
      <text:p text:style-name="P19"><draw:line text:anchor-type="paragraph" draw:z-index="3" draw:name="Фигура4" draw:style-name="gr2" draw:text-style-name="P29" svg:x1="9.093cm" svg:y1="1.299cm" svg:x2="9.093cm" svg:y2="0.198cm"><text:p/></draw:line><draw:custom-shape text:anchor-type="paragraph" draw:z-index="4" draw:name="Фигура5" draw:style-name="gr1" svg:width="1.059cm" svg:height="0.149cm" svg:x="8.035cm" svg:y="0.1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Помідорів — 7 ящ. <text:s text:c="20"/>? <text:span text:style-name="T11">ящ.</text:span></text:p>
      <text:p text:style-name="P19">Перцю — 2 ящ.</text:p>
      <text:p text:style-name="P14"><draw:line text:anchor-type="paragraph" draw:z-index="2" draw:name="Фигура3" draw:style-name="gr2" draw:text-style-name="P29" svg:x1="7.209cm" svg:y1="0.395cm" svg:x2="9.135cm" svg:y2="0.395cm"><text:p/></draw:line><text:span text:style-name="T12">Баклажанів - ? ящ., на 6 більше</text:span> </text:p>
      <text:p text:style-name="P14"/>
      <text:p text:style-name="P15">Рекомендоване домашнє завдання </text:p>
      <text:p text:style-name="P15">1. Приклади 7.</text:p>
      <text:p text:style-name="P15"><draw:custom-shape text:anchor-type="paragraph" draw:z-index="5" draw:name="Фигура2" draw:style-name="gr3" draw:text-style-name="P30" svg:width="0.255cm" svg:height="1.144cm" svg:x="4.584cm" svg:y="0.3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2. Задача 8.</text:p>
      <text:p text:style-name="P18"><draw:line text:anchor-type="paragraph" draw:z-index="7" draw:name="Фигура4" draw:style-name="gr2" draw:text-style-name="P29" svg:x1="9.093cm" svg:y1="1.274cm" svg:x2="9.093cm" svg:y2="0.173cm"><text:p/></draw:line><draw:custom-shape text:anchor-type="paragraph" draw:z-index="8" draw:name="Фигура5" draw:style-name="gr1" svg:width="1.059cm" svg:height="0.149cm" svg:x="8.035cm" svg:y="0.1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Капуста- 4 м. <text:s text:c="15"/>? м.</text:p>
      <text:p text:style-name="P18">Цибуля — 2 м.</text:p>
      <text:p text:style-name="P18"><draw:line text:anchor-type="paragraph" draw:z-index="6" draw:name="Фигура3" draw:style-name="gr2" draw:text-style-name="P29" svg:x1="7.209cm" svg:y1="0.395cm" svg:x2="9.135cm" svg:y2="0.395cm"><text:p/></draw:line>Картопля - ? м., на 8 м. більше </text:p>
      <text:p text:style-name="P14"/>
      <text:p text:style-name="P18">1)</text:p>
      <text:p text:style-name="P18">2)</text:p>
      <text:p text:style-name="P18">Відповідь:</text:p>
      <text:p text:style-name="P13"><text:span text:style-name="T6">Не забувайте, будь ласка, <text:s/>надсилати виконані завдання для перевірки вчителеві н</text:span><text:span text:style-name="T7">а освітню платформу для дистанційного навчання </text:span><text:span text:style-name="T8">HUMAN. </text:span><text:span text:style-name="T7">Робіть це систематично.</text:span></text:p>
      <text:p text:style-name="P24"/>
      <text:p text:style-name="P7">2.Дослідницька діяльність</text:p>
      <text:p text:style-name="P2">- Візьми прямокутний аркуш. Зігни його навпіл. Порівняй довжини протилежних сторін накладанням. </text:p>
      <text:p text:style-name="P2">- Який висновок можна зробити?</text:p>
      <text:p text:style-name="P2">- Перевір цей висновок на зображених прямокутниках. (2см і 1см,2см і 2 см)</text:p>
      <text:p text:style-name="P7">3. Перегляд презентації (продовження)</text:p>
      <text:p text:style-name="P2">- Де в житті можна побачити прямокутник?</text:p>
      <text:p text:style-name="P9"><text:span text:style-name="T3">4.Робота <text:s/>парами</text:span><text:span text:style-name="T1">. </text:span></text:p>
      <text:p text:style-name="P2">-Прикріпи до магнітної дошки прямокутник. </text:p>
      <text:p text:style-name="P2">- Поясни свій вибір.</text:p>
      <text:p text:style-name="P7">5. Фізхвилинка</text:p>
      <text:p text:style-name="P2">Прекрасно все на небі (руки підняти вгору)</text:p>
      <text:p text:style-name="P2">Прекрасно на землі (нахилитися, торкнутися долонями підлоги)</text:p>
      <text:p text:style-name="P2">Прекрасно все довкола (розвести руки в сторони)</text:p>
      <text:p text:style-name="P2">Прекрасно все в мені (скласти руки на грудях)</text:p>
      <text:p text:style-name="P7">6.Добери до задачі схему. Розв’яжи її.</text:p>
      <text:p text:style-name="P2">Задача 5, с.76</text:p>
      <text:p text:style-name="P2">Відстань – 35м</text:p>
      <text:p text:style-name="P2">Пройшов – 8м</text:p>
      <text:p text:style-name="P2">Проковзався - ?, на 3м б., ніж пройшов</text:p>
      <text:p text:style-name="P2">8+3=11(м)</text:p>
      <text:p text:style-name="P2">35-11=24(м)</text:p>
      <text:p text:style-name="P9"><text:span text:style-name="T5">V</text:span><text:span text:style-name="T3">. Узагальнення і систематизація знань.</text:span></text:p>
      <text:p text:style-name="P7">1. Завдання 1, с.76.(підручник)</text:p>
      <text:p text:style-name="P2">Знайди серед фігур прямокутники. На які ознаки слід орієнтуватися?</text:p>
      <text:p text:style-name="P2">2,7</text:p>
      <text:p text:style-name="P7">2.Практична діяльність.</text:p>
      <text:p text:style-name="P2">Побудуй прямокутник АВСК зі сторонами 7см і 3см</text:p>
      <text:p text:style-name="P4">3.Офтальмологічна хвилинка</text:p>
      <text:p text:style-name="P7">4.Робота в групах. Дослідницька діяльність.</text:p>
      <text:p text:style-name="P2">Склади пазли. </text:p>
      <text:p text:style-name="P2">- Яка фігура утворилась? Позначте буквами.</text:p>
      <text:p text:style-name="P7">5.Досліди! Робота в групах.</text:p>
      <text:p text:style-name="P2">- Скільки прямокутників містить робот?</text:p>
      <text:p text:style-name="P9"><text:span text:style-name="T5">V</text:span><text:span text:style-name="T3">І. Підсумок уроку</text:span></text:p>
      <text:p text:style-name="P8">Гра «Червоний - зелений»</text:p>
      <text:p text:style-name="P2">Чи є істинними твердження:</text:p>
      <text:p text:style-name="P2">-Усі прямокутники є чотирикутниками.</text:p>
      <text:p text:style-name="P2">-Не всі чотирикутники є прямокутниками.</text:p>
      <text:p text:style-name="P2">-Якщо в чотирикутнику протилежні сторони не рівні, то він не є прямокутником.</text:p>
      <text:p text:style-name="P2">-Якщо в чотирикутнику протилежні сторони рівні, то це – прямокутник.</text:p>
      <text:p text:style-name="P9"><text:span text:style-name="T5">V</text:span><text:span text:style-name="T3">ІІ. Рефлексія </text:span></text:p>
      <text:p text:style-name="P2">1.Якого кольору настрій? <text:s/></text:p>
      <text:p text:style-name="P6"><text:soft-page-break/>- Зафарбуй прямокутники цим же кольором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9T15:51:54.589000000</meta:creation-date>
    <dc:date>2021-10-19T18:47:51.841000000</dc:date>
    <meta:editing-duration>PT18M10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4" meta:paragraph-count="84" meta:word-count="375" meta:character-count="2619" meta:non-whitespace-character-count="2269"/>
  </office:meta>
</office:document-meta>
</file>